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text-properties officeooo:rsid="00232049" officeooo:paragraph-rsid="00232049"/>
    </style:style>
    <style:style style:name="P5" style:family="paragraph" style:parent-style-name="Text_20_body" style:list-style-name="L2">
      <style:text-properties officeooo:rsid="0042d175" officeooo:paragraph-rsid="0042d175"/>
    </style:style>
    <style:style style:name="P6" style:family="paragraph" style:parent-style-name="Text_20_body" style:list-style-name="L3">
      <style:text-properties officeooo:rsid="00524f5d" officeooo:paragraph-rsid="00524f5d"/>
    </style:style>
    <style:style style:name="T1" style:family="text">
      <style:text-properties officeooo:rsid="001638e0"/>
    </style:style>
    <style:style style:name="T2" style:family="text">
      <style:text-properties officeooo:rsid="00178ad5"/>
    </style:style>
    <style:style style:name="T3" style:family="text">
      <style:text-properties officeooo:rsid="00249c84"/>
    </style:style>
    <style:style style:name="T4" style:family="text">
      <style:text-properties officeooo:rsid="0024d66b"/>
    </style:style>
    <style:style style:name="T5" style:family="text">
      <style:text-properties officeooo:rsid="002746d1"/>
    </style:style>
    <style:style style:name="T6" style:family="text">
      <style:text-properties officeooo:rsid="002ca6fc"/>
    </style:style>
    <style:style style:name="T7" style:family="text">
      <style:text-properties officeooo:rsid="00340653"/>
    </style:style>
    <style:style style:name="T8" style:family="text">
      <style:text-properties officeooo:rsid="0045a180"/>
    </style:style>
    <style:style style:name="T9" style:family="text">
      <style:text-properties officeooo:rsid="0055c464"/>
    </style:style>
    <style:style style:name="T10" style:family="text">
      <style:text-properties officeooo:rsid="00584c15"/>
    </style:style>
    <style:style style:name="T11" style:family="text">
      <style:text-properties officeooo:rsid="0059d0b6"/>
    </style:style>
    <style:style style:name="T12" style:family="text">
      <style:text-properties officeooo:rsid="005a7ae1"/>
    </style:style>
    <style:style style:name="T13" style:family="text">
      <style:text-properties officeooo:rsid="0068eb0a"/>
    </style:style>
    <style:style style:name="T14" style:family="text">
      <style:text-properties officeooo:rsid="00705ef3"/>
    </style:style>
    <style:style style:name="T15" style:family="text">
      <style:text-properties officeooo:rsid="0072821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6:47-75</text:h>
      <text:h text:style-name="Heading_20_2" text:outline-level="2"><text:bookmark text:name="en-GNT-27148"/>The Arrest of Jesus <text:span text:style-name="T1">(47-56)</text:span></text:h>
      <text:list xml:id="list1727595323" text:style-name="L1">
        <text:list-item>
          <text:p text:style-name="P1">Jesus was still speaking when Judas, one of the twelve disciples, arrived. With him was a large crowd armed with swords and clubs and sent by the chief priests and the elders. <text:bookmark text:name="en-GNT-27149"/>The traitor had given the crowd a signal: “The man I kiss is the one you want. Arrest him!”<text:bookmark text:name="en-GNT-27150"/> Judas went straight to Jesus and said, “Peace be with you, Teacher,” and kissed him.<text:bookmark text:name="en-GNT-27151"/> Jesus answered, “Be quick about it, friend!” Then they came up, arrested Jesus, and held him tight. <text:bookmark text:name="en-GNT-27152"/>One of those who were with Jesus drew his sword and struck at the High Priest's slave, cutting off his ear. <text:bookmark text:name="en-GNT-27153"/>“Put your sword back in its place,” Jesus said to him. “All who take the sword will die by the sword. <text:bookmark text:name="en-GNT-27154"/>Don't you know that I could call on my Father for help, and at once he would send me more than twelve armies of angels But in that case, how could the Scriptures come true which say that this is what must happen?”<text:bookmark text:name="en-GNT-27156"/> Then Jesus spoke to the crowd, “Did you have to come with swords and clubs to capture me, as though I were an outlaw? Every day I sat down and taught in the Temple, and you did not arrest me.<text:bookmark text:name="en-GNT-27157"/> But all this has happened in order to make come true what the prophets wrote in the Scriptures.” Then all the disciples left him and ran away.</text:p>
        </text:list-item>
        <text:list-item>
          <text:p text:style-name="P4">Judas betrays Jesus, <text:span text:style-name="T4">Jesus</text:span> is arrested and the disciples fle<text:span text:style-name="T4">e</text:span> away. <text:span text:style-name="T3">When things are hard you might find yourself alone. </text:span><text:span text:style-name="T5">Jesus could have asked for a battalion of angels to come rescue him but he knew the miss</text:span><text:span text:style-name="T6">ion</text:span><text:span text:style-name="T5"> was to fulfill </text:span><text:span text:style-name="T15">God’s will</text:span><text:span text:style-name="T5">. </text:span><text:span text:style-name="T7">What is our mission as Christians, to love our God with all our heart, mind, body &amp; soul; and to love our neighbour as we love ourselves.</text:span></text:p>
        </text:list-item>
      </text:list>
      <text:h text:style-name="Heading_20_2" text:outline-level="2"><text:bookmark text:name="en-GNT-27158"/>Jesus before the Council (57-68)</text:h>
      <text:list xml:id="list283424529" text:style-name="L2">
        <text:list-item>
          <text:p text:style-name="P2">Those who had arrested Jesus took him to the house of Caiaphas, the High Priest, where the teachers of the Law and the elders had gathered together. <text:bookmark text:name="en-GNT-27159"/>Peter followed from a distance, as far as the courtyard of the High Priest's house. He went into the courtyard and sat down with the guards to see how it would all come out. <text:bookmark text:name="en-GNT-27160"/>The chief priests and the whole Council tried to find some false evidence against Jesus to put him to death; <text:bookmark text:name="en-GNT-27161"/>but they could not find any, even though many people came forward and told lies about him. Finally two men stepped up <text:bookmark text:name="en-GNT-27162"/>and said, “This man said, ‘I am able to tear down God's Temple and three days later build it back up.’” The High Priest stood up and said to Jesus, “Have you no answer to give to this accusation against you?” <text:bookmark text:name="en-GNT-27164"/>But Jesus kept quiet. Again the High Priest spoke to him, “In the name of the living God I now put you under oath: tell us if you are the Messiah, the Son of God.”<text:bookmark text:name="en-GNT-27165"/> Jesus answered him, “So you say. But I tell all of you: from this time on you will see the Son of Man sitting at the right side of the Almighty and coming on the clouds of heaven!”<text:bookmark text:name="en-GNT-27166"/> At this the High Priest tore his clothes and said, “Blasphemy! We don't need any more witnesses! You have just heard his blasphemy! <text:bookmark text:name="en-GNT-27167"/>What do you think?” They answered, “He is guilty and must die.”<text:bookmark text:name="en-GNT-27168"/> Then they spat in his face and beat him; and those who slapped him<text:bookmark text:name="en-GNT-27169"/> said, “Prophesy for us, Messiah! Guess who hit you!”</text:p>
        </text:list-item>
        <text:list-item>
          <text:p text:style-name="P5"><text:soft-page-break/>Jesus Christ was blameless or faultless, they council did all they could to find him guilty but couldn’t. They eventually accused him of blasphemy for what he said and sentenced him to death. <text:span text:style-name="T8">They beat, spat and mocked him.</text:span></text:p>
        </text:list-item>
      </text:list>
      <text:h text:style-name="Heading_20_2" text:outline-level="2"><text:bookmark text:name="en-GNT-27170"/>Peter Denies Jesus <text:span text:style-name="T2">(69-75)</text:span></text:h>
      <text:list xml:id="list4063618267" text:style-name="L3">
        <text:list-item>
          <text:p text:style-name="P3">Peter was sitting outside in the courtyard when one of the High Priest's servant women came to him and said, “You, too, were with Jesus of Galilee.”<text:bookmark text:name="en-GNT-27171"/> But he denied it in front of them all. “I don't know what you are talking about,” he answered, <text:bookmark text:name="en-GNT-27172"/>and went on out to the entrance of the courtyard. Another servant woman saw him and said to the men there, “He was with Jesus of Nazareth.”<text:bookmark text:name="en-GNT-27173"/> Again Peter denied it and answered, “I swear that I don't know that man!”<text:bookmark text:name="en-GNT-27174"/> After a little while the men standing there came to Peter. “Of course you are one of them,” they said. “After all, the way you speak gives you away!” Then Peter said, “I swear that I am telling the truth! May God punish me if I am not! I do not know that man!” Just then a rooster crowed, <text:bookmark text:name="en-GNT-27176"/>and Peter remembered what Jesus had told him: “Before the rooster crows, you will say three times that you do not know me.” He went out and wept bitterly.</text:p>
        </text:list-item>
        <text:list-item>
          <text:p text:style-name="P6">Peter denied Jesus, he sweared, lied and even used God’s name to deny Christ. <text:span text:style-name="T9">This is human nature to </text:span><text:span text:style-name="T12">deny</text:span><text:span text:style-name="T9"> associat</text:span><text:span text:style-name="T12">ion</text:span><text:span text:style-name="T9"> with what might cause us trouble. </text:span><text:span text:style-name="T13">Just like Peter</text:span><text:span text:style-name="T10"> we’re also guilty of this sin, we deny Christ or Christian values in trying situations. May the Lord help us and give us the boldness </text:span><text:span text:style-name="T14">and strength </text:span><text:span text:style-name="T10">to stand firm in the faith.</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9T07:23:08.824393878</meta:creation-date>
    <dc:date>2022-02-19T08:16:10.240744747</dc:date>
    <meta:editing-duration>PT52M48S</meta:editing-duration>
    <meta:editing-cycles>28</meta:editing-cycles>
    <meta:generator>LibreOffice/6.4.7.2$Linux_X86_64 LibreOffice_project/40$Build-2</meta:generator>
    <meta:document-statistic meta:table-count="0" meta:image-count="0" meta:object-count="0" meta:page-count="2" meta:paragraph-count="10" meta:word-count="879" meta:character-count="4580" meta:non-whitespace-character-count="3717"/>
  </office:meta>
</office:document-meta>
</file>